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2" style:family="graphic" style:parent-style-name="standard">
      <style:graphic-properties draw:textarea-horizontal-align="justify" draw:textarea-vertical-align="middle" draw:auto-grow-height="false" fo:min-height="0.39cm" fo:min-width="2.06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0.739cm" fo:min-width="1.745cm"/>
    </style:style>
    <style:style style:name="gr7" style:family="graphic" style:parent-style-name="standard">
      <style:graphic-properties draw:stroke="none" svg:stroke-color="#000000" draw:fill="none" draw:fill-color="#ffffff" fo:min-height="3.052cm"/>
    </style:style>
    <style:style style:name="gr8" style:family="graphic" style:parent-style-name="standard">
      <style:graphic-properties draw:textarea-horizontal-align="justify" draw:textarea-vertical-align="middle" draw:auto-grow-height="false" fo:min-height="1.148cm" fo:min-width="0.794cm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1.656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39cm" fo:min-width="2.38cm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1.016cm" svg:x="-7.255cm" svg:y="8.366cm">
          <text:p text:style-name="P1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5" draw:id="id5" draw:layer="layout" svg:width="4.572cm" svg:height="1.016cm" svg:x="15.732cm" svg:y="3.794cm">
          <text:p text:style-name="P1"><text:span text:style-name="T1">Instructions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683cm" svg:height="0.889cm" svg:x="28.432cm" svg:y="17.256cm">
          <text:p text:style-name="P1"><text:span text:style-name="T1">restar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3.81cm" svg:height="1.016cm" svg:x="11.287cm" svg:y="1.508cm">
          <text:p text:style-name="P1"><text:span text:style-name="T1">countNeg = 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7" draw:id="id17" draw:layer="layout" svg:width="3.175cm" svg:height="1.397cm" svg:x="14.335cm" svg:y="22.844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9.906cm" svg:height="3.302cm" svg:x="1.127cm" svg:y="1.254cm">
          <draw:text-box>
            <text:p><text:span text:style-name="T1">Shelby Jordan</text:span></text:p>
            <text:p><text:span text:style-name="T1">Project 9 Flowchart</text:span></text:p>
            <text:p/>
          </draw:text-box>
        </draw:frame>
        <draw:custom-shape draw:style-name="gr8" draw:text-style-name="P1" xml:id="id7" draw:id="id7" draw:layer="layout" svg:width="2.587cm" svg:height="2.794cm" svg:x="12.764cm" svg:y="7.985cm">
          <text:p text:style-name="P1"><text:span text:style-name="T1">Is number</text:span></text:p>
          <text:p text:style-name="P1"><text:span text:style-name="T1">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" draw:id="id1" draw:layer="layout" svg:width="3.048cm" svg:height="1.27cm" svg:x="1.127cm" svg:y="2.77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286cm" svg:height="1.673cm" svg:x="10.652cm" svg:y="8.747cm">
          <draw:text-box>
            <text:p text:style-name="P1"><text:span text:style-name="T1">False</text:span></text:p>
          </draw:text-box>
        </draw:frame>
        <draw:frame draw:style-name="gr11" draw:text-style-name="P5" draw:layer="layout" svg:width="2.286cm" svg:height="1.673cm" svg:x="15.097cm" svg:y="8.725cm">
          <draw:text-box>
            <text:p text:style-name="P4"><text:span text:style-name="T2">True</text:span></text:p>
          </draw:text-box>
        </draw:frame>
        <draw:custom-shape draw:style-name="gr5" draw:text-style-name="P2" xml:id="id4" draw:id="id4" draw:layer="layout" svg:width="3.81cm" svg:height="1.016cm" svg:x="16.113cm" svg:y="1.508cm">
          <text:p text:style-name="P1"><text:span text:style-name="T1">countPos = 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3.81cm" svg:height="1.016cm" svg:x="6.08cm" svg:y="1.508cm">
          <text:p text:style-name="P1"><text:span text:style-name="T1">count = 1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4.175cm" svg:y1="3.413cm" svg:x2="7.985cm" svg:y2="2.524cm" draw:start-shape="id1" draw:start-glue-point="10" draw:end-shape="id2" draw:end-glue-point="2" svg:d="M4175 3413h3810v-889" svg:viewBox="0 0 3811 890">
          <text:p/>
        </draw:connector>
        <draw:connector draw:style-name="gr12" draw:text-style-name="P6" draw:layer="layout" svg:x1="9.89cm" svg:y1="2.016cm" svg:x2="11.287cm" svg:y2="2.016cm" draw:start-shape="id2" draw:start-glue-point="1" draw:end-shape="id3" svg:d="M9890 2016h1397" svg:viewBox="0 0 1398 1">
          <text:p/>
        </draw:connector>
        <draw:connector draw:style-name="gr12" draw:text-style-name="P6" draw:layer="layout" svg:x1="15.097cm" svg:y1="2.016cm" svg:x2="16.113cm" svg:y2="2.016cm" draw:start-shape="id3" draw:start-glue-point="1" draw:end-shape="id4" svg:d="M15097 2016h1016" svg:viewBox="0 0 1017 1">
          <text:p/>
        </draw:connector>
        <draw:custom-shape draw:style-name="gr3" draw:text-style-name="P1" xml:id="id10" draw:id="id10" draw:layer="layout" svg:width="4.572cm" svg:height="1.016cm" svg:x="16.113cm" svg:y="15.351cm">
          <text:p text:style-name="P1"><text:span text:style-name="T1">countPos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6" draw:layer="layout" svg:x1="18.018cm" svg:y1="2.524cm" svg:x2="18.019cm" svg:y2="3.794cm" draw:start-shape="id4" draw:start-glue-point="2" draw:end-shape="id5" draw:end-glue-point="5" svg:d="M18018 2524v635h1v635" svg:viewBox="0 0 2 1271">
          <text:p/>
        </draw:connector>
        <draw:custom-shape draw:style-name="gr13" draw:text-style-name="P2" xml:id="id6" draw:id="id6" draw:layer="layout" svg:width="4.572cm" svg:height="1.016cm" svg:x="15.732cm" svg:y="5.953cm">
          <text:p text:style-name="P1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6" draw:layer="layout" svg:x1="18.019cm" svg:y1="4.81cm" svg:x2="18.018cm" svg:y2="5.953cm" draw:start-shape="id5" draw:start-glue-point="8" draw:end-shape="id6" draw:end-glue-point="5" svg:d="M18019 4810v572h-1v571" svg:viewBox="0 0 2 1144">
          <text:p/>
        </draw:connector>
        <draw:connector draw:style-name="gr12" draw:text-style-name="P6" draw:layer="layout" svg:x1="17.446cm" svg:y1="6.969cm" svg:x2="14.058cm" svg:y2="7.985cm" draw:start-shape="id6" draw:start-glue-point="7" draw:end-shape="id7" draw:end-glue-point="4" svg:d="M17446 6969v509h-3388v507" svg:viewBox="0 0 3389 1017">
          <text:p/>
        </draw:connector>
        <draw:custom-shape draw:style-name="gr3" draw:text-style-name="P1" xml:id="id9" draw:id="id9" draw:layer="layout" svg:width="4.572cm" svg:height="1.016cm" svg:x="16.018cm" svg:y="12.684cm">
          <text:p text:style-name="P1"><text:span text:style-name="T1">countNeg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8" draw:id="id8" draw:layer="layout" svg:width="4.572cm" svg:height="1.016cm" svg:x="15.986cm" svg:y="10.271cm">
          <text:p text:style-name="P1"><text:span text:style-name="T1">count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6" draw:layer="layout" svg:x1="15.351cm" svg:y1="9.382cm" svg:x2="18.273cm" svg:y2="10.271cm" draw:start-shape="id7" draw:start-glue-point="7" draw:end-shape="id8" draw:end-glue-point="5" svg:d="M15351 9382h2922v889" svg:viewBox="0 0 2923 890">
          <text:p/>
        </draw:connector>
        <draw:connector draw:style-name="gr12" draw:text-style-name="P6" draw:layer="layout" svg:x1="18.273cm" svg:y1="11.287cm" svg:x2="18.305cm" svg:y2="12.684cm" draw:start-shape="id8" draw:start-glue-point="8" draw:end-shape="id9" draw:end-glue-point="5" svg:d="M18273 11287v699h32v698" svg:viewBox="0 0 33 1398">
          <text:p/>
        </draw:connector>
        <draw:connector draw:style-name="gr12" draw:text-style-name="P6" draw:layer="layout" svg:x1="18.305cm" svg:y1="13.7cm" svg:x2="17.828cm" svg:y2="15.351cm" draw:start-shape="id9" draw:start-glue-point="8" draw:end-shape="id10" draw:end-glue-point="4" svg:d="M18305 13700v826h-477v825" svg:viewBox="0 0 478 1652">
          <text:p/>
        </draw:connector>
        <draw:custom-shape draw:style-name="gr5" draw:text-style-name="P2" xml:id="id12" draw:id="id12" draw:layer="layout" svg:width="3.81cm" svg:height="1.016cm" svg:x="3.032cm" svg:y="12.303cm">
          <text:p text:style-name="P1"><text:span text:style-name="T1">countPos =</text:span></text:p>
          <text:p text:style-name="P1"><text:span text:style-name="T1"><text:s/></text:span><text:span text:style-name="T1">countPos +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3.81cm" svg:height="1.016cm" svg:x="3.032cm" svg:y="15.732cm">
          <text:p text:style-name="P1"><text:span text:style-name="T1">count = count +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016cm" svg:x="25.003cm" svg:y="19.796cm">
          <text:p text:style-name="P1"><text:span text:style-name="T1">countNeg = 0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6" draw:id="id16" draw:layer="layout" svg:width="4.572cm" svg:height="1.016cm" svg:x="6.842cm" svg:y="19.415cm">
          <text:p text:style-name="P1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11" draw:id="id11" draw:layer="layout" svg:width="2.587cm" svg:height="2.794cm" svg:x="8.112cm" svg:y="10.271cm">
          <text:p text:style-name="P1"><text:span text:style-name="T1">Is number</text:span></text:p>
          <text:p text:style-name="P1"><text:span text:style-name="T1">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6" draw:layer="layout" svg:x1="12.764cm" svg:y1="9.382cm" svg:x2="9.406cm" svg:y2="10.271cm" draw:start-shape="id7" draw:start-glue-point="5" draw:end-shape="id11" draw:end-glue-point="4" svg:d="M12764 9382h-3358v889" svg:viewBox="0 0 3359 890">
          <text:p/>
        </draw:connector>
        <draw:connector draw:style-name="gr12" draw:text-style-name="P6" draw:layer="layout" svg:x1="8.112cm" svg:y1="11.668cm" svg:x2="4.937cm" svg:y2="12.303cm" draw:start-shape="id11" draw:start-glue-point="5" draw:end-shape="id12" draw:end-glue-point="0" svg:d="M8112 11668h-3175v635" svg:viewBox="0 0 3176 636">
          <text:p/>
        </draw:connector>
        <draw:connector draw:style-name="gr12" draw:text-style-name="P6" draw:layer="layout" svg:x1="4.937cm" svg:y1="13.319cm" svg:x2="4.937cm" svg:y2="15.732cm" draw:start-shape="id12" draw:start-glue-point="2" draw:end-shape="id13" draw:end-glue-point="0" svg:d="M4937 13319v2413" svg:viewBox="0 0 1 2414">
          <text:p/>
        </draw:connector>
        <draw:connector draw:style-name="gr12" draw:text-style-name="P6" draw:layer="layout" svg:x1="10.699cm" svg:y1="11.668cm" svg:x2="13.065cm" svg:y2="12.176cm" draw:start-shape="id11" draw:start-glue-point="7" draw:end-shape="id14" draw:end-glue-point="0" svg:d="M10699 11668h2366v508" svg:viewBox="0 0 2367 509">
          <text:p/>
        </draw:connector>
        <draw:custom-shape draw:style-name="gr5" draw:text-style-name="P2" xml:id="id14" draw:id="id14" draw:layer="layout" svg:width="3.81cm" svg:height="1.016cm" svg:x="11.16cm" svg:y="12.176cm">
          <text:p text:style-name="P1"><text:span text:style-name="T1">countNeg =</text:span></text:p>
          <text:p text:style-name="P1"><text:span text:style-name="T1"><text:s/></text:span><text:span text:style-name="T1">countNeg +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3.81cm" svg:height="1.016cm" svg:x="11.16cm" svg:y="15.605cm">
          <text:p text:style-name="P1"><text:span text:style-name="T1">count = count + 1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13.065cm" svg:y1="13.192cm" svg:x2="13.065cm" svg:y2="15.605cm" draw:start-shape="id14" draw:start-glue-point="2" draw:end-shape="id15" draw:end-glue-point="0" svg:d="M13065 13192v2413" svg:viewBox="0 0 1 2414">
          <text:p/>
        </draw:connector>
        <draw:connector draw:style-name="gr12" draw:text-style-name="P6" draw:layer="layout" svg:x1="4.937cm" svg:y1="16.748cm" svg:x2="9.128cm" svg:y2="19.415cm" draw:start-shape="id13" draw:start-glue-point="2" draw:end-shape="id16" draw:end-glue-point="5" svg:d="M4937 16748v1334h4191v1333" svg:viewBox="0 0 4192 2668">
          <text:p/>
        </draw:connector>
        <draw:connector draw:style-name="gr12" draw:text-style-name="P6" draw:layer="layout" svg:x1="13.065cm" svg:y1="16.621cm" svg:x2="9.7cm" svg:y2="19.415cm" draw:start-shape="id15" draw:start-glue-point="2" draw:end-shape="id16" draw:end-glue-point="4" svg:d="M13065 16621v1397h-3365v1397" svg:viewBox="0 0 3366 2795">
          <text:p/>
        </draw:connector>
        <draw:connector draw:style-name="gr12" draw:text-style-name="P6" draw:layer="layout" draw:line-skew="0cm -10.581cm -1.277cm" svg:x1="8.556cm" svg:y1="20.431cm" svg:x2="14.058cm" svg:y2="7.985cm" draw:start-shape="id16" draw:start-glue-point="7" draw:end-shape="id7" draw:end-glue-point="4" svg:d="M8556 20431v502h-7048v-14726h12550v1778" svg:viewBox="0 0 12551 14727">
          <text:p/>
        </draw:connector>
        <draw:connector draw:style-name="gr12" draw:text-style-name="P6" draw:layer="layout" svg:x1="18.4cm" svg:y1="16.367cm" svg:x2="15.923cm" svg:y2="22.844cm" draw:start-shape="id10" draw:start-glue-point="8" draw:end-shape="id17" draw:end-glue-point="4" svg:d="M18400 16367v3239h-2477v3238" svg:viewBox="0 0 2478 6478">
          <text:p/>
        </draw:connector>
        <draw:frame draw:style-name="gr10" draw:text-style-name="P3" draw:layer="layout" svg:width="2.286cm" svg:height="1.673cm" svg:x="10.779cm" svg:y="11.011cm">
          <draw:text-box>
            <text:p text:style-name="P1"><text:span text:style-name="T1">False</text:span></text:p>
          </draw:text-box>
        </draw:frame>
        <draw:frame draw:style-name="gr14" draw:text-style-name="P5" draw:layer="layout" svg:width="2.286cm" svg:height="1.673cm" svg:x="5.699cm" svg:y="11.011cm">
          <draw:text-box>
            <text:p text:style-name="P4"><text:span text:style-name="T2">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7:37:26.321000000</dc:date>
    <meta:editing-duration>PT42M33S</meta:editing-duration>
    <meta:editing-cycles>11</meta:editing-cycles>
    <meta:generator>LibreOffice/4.4.2.2$Windows_x86 LibreOffice_project/c4c7d32d0d49397cad38d62472b0bc8acff48dd6</meta:generator>
    <meta:document-statistic meta:object-count="45"/>
  </office:meta>
</office:document-meta>
</file>